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cccccc"/>
    </style:style>
    <style:style style:name="P11" style:family="paragraph" style:parent-style-name="Standard">
      <style:text-properties fo:background-color="#ffcc00"/>
    </style:style>
    <style:style style:name="P12" style:family="paragraph" style:parent-style-name="Standard">
      <style:text-properties fo:background-color="#66ff99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background-color="#ff6666"/>
    </style:style>
    <style:style style:name="T2" style:family="text">
      <style:text-properties fo:background-color="transparent"/>
    </style:style>
    <style:style style:name="T3" style:family="text">
      <style:text-properties fo:background-color="#cc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code cleanup</text:p>
      <text:p text:style-name="P3">GENRAL VALIDATION ON BACKEND</text:p>
      <text:p text:style-name="P3">SECURITY, RESTRICTIONS, ERROR HANDLING</text:p>
      <text:p text:style-name="P5">disable create availability (buttons are gone, but url shenanigans might get in)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>Images</text:p>
      <text:p text:style-name="Standard">accurate database data</text:p>
      <text:p text:style-name="P1">Deploy</text:p>
      <text:p text:style-name="Standard"><text:span text:style-name="T2">//////////////////////////////////////////////////////////</text:span></text:p>
      <text:p text:style-name="Standard"/>
      <text:p text:style-name="Standard">-</text:p>
      <text:p text:style-name="P9">more consistent language and display across all pages</text:p>
      <text:p text:style-name="P12">COLOR SCHEME</text:p>
      <text:p text:style-name="Standard">-</text:p>
      <text:p text:style-name="Standard"/>
      <text:p text:style-name="P11">Toggle Page</text:p>
      <text:p text:style-name="P11">finalize title and info section</text:p>
      <text:p text:style-name="P11">do images</text:p>
      <text:p text:style-name="Standard"/>
      <text:p text:style-name="P6">events die? </text:p>
      <text:p text:style-name="Standard"><text:span text:style-name="T1"><text:tab/>Run celery worker and scheduler to check</text:span></text:p>
      <text:p text:style-name="Standard"/>
      <text:p text:style-name="Standard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ICE THINGS THAT PROB DONT MATTER</text:p>
      <text:p text:style-name="Standard">Calendar transfer on possession change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0">CREATE NEW BOOKING ON ROOMS MASTER or not</text:p>
      <text:p text:style-name="P10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  <text:p text:style-name="Standard"/>
      <text:p text:style-name="Standard"/>
      <text:p text:style-name="Standard"/>
      <text:p text:style-name="Standard">Avail </text:p>
      <text:p text:style-name="Standard"><text:s text:c="3"/>Occ</text:p>
      <text:p text:style-name="Standard"><text:s text:c="3"/>Occ</text:p>
      <text:p text:style-name="Standard"><text:s text:c="3"/>Occ</text:p>
      <text:p text:style-name="Standard"/>
      <text:p text:style-name="Standard"/>
      <text:p text:style-name="Standard">x = avail start</text:p>
      <text:p text:style-name="Standard">for Occ events:</text:p>
      <text:p text:style-name="Standard">if occ start != x</text:p>
      <text:p text:style-name="Standard"><text:s text:c="4"/>print <text:s/>“Not Booked Astart to Ostart”</text:p>
      <text:p text:style-name="Standard">print “Booked Ostart to Oend”</text:p>
      <text:p text:style-name="Standard">x = O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7T21:24:06.18</dc:date>
    <dc:creator>Trevor Pierson</dc:creator>
    <meta:editing-duration>P23DT15H37M14S</meta:editing-duration>
    <meta:editing-cycles>410</meta:editing-cycles>
    <meta:generator>OpenOffice/4.1.13$Win32 OpenOffice.org_project/4113m1$Build-9810</meta:generator>
    <meta:document-statistic meta:table-count="0" meta:image-count="0" meta:object-count="0" meta:page-count="2" meta:paragraph-count="55" meta:word-count="311" meta:character-count="1938"/>
  </office:meta>
</office:document-meta>
</file>